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11a11" officeooo:paragraph-rsid="00011a11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11a11" officeooo:paragraph-rsid="0005327e" style:font-size-asian="10pt" style:font-size-complex="10pt"/>
    </style:style>
    <style:style style:name="P3" style:family="paragraph" style:parent-style-name="Standard">
      <style:text-properties style:font-name="Courier 10 Pitch" fo:font-size="10pt" officeooo:rsid="00011a11" officeooo:paragraph-rsid="000514ac" style:font-size-asian="10pt" style:font-size-complex="10pt"/>
    </style:style>
    <style:style style:name="P4" style:family="paragraph" style:parent-style-name="Standard">
      <style:text-properties style:font-name="Courier 10 Pitch" fo:font-size="10pt" officeooo:rsid="00011a11" officeooo:paragraph-rsid="000d89b5" style:font-size-asian="10pt" style:font-size-complex="10pt"/>
    </style:style>
    <style:style style:name="P5" style:family="paragraph" style:parent-style-name="Standard">
      <style:text-properties style:font-name="Courier 10 Pitch" fo:font-size="10pt" officeooo:rsid="00037a64" officeooo:paragraph-rsid="00037a64" style:font-size-asian="10pt" style:font-size-complex="10pt"/>
    </style:style>
    <style:style style:name="P6" style:family="paragraph" style:parent-style-name="Standard">
      <style:text-properties style:font-name="Courier 10 Pitch" fo:font-size="10pt" officeooo:rsid="00037a64" officeooo:paragraph-rsid="000c27d8" style:font-size-asian="10pt" style:font-size-complex="10pt"/>
    </style:style>
    <style:style style:name="P7" style:family="paragraph">
      <style:text-properties fo:color="#cc0000" style:font-name="Courier 10 Pitch" fo:font-size="12pt"/>
    </style:style>
    <style:style style:name="P8" style:family="paragraph">
      <loext:graphic-properties draw:fill="none" draw:fill-color="#ff0000"/>
      <style:text-properties fo:color="#cc0000" style:font-name="Courier 10 Pitch" fo:font-size="12pt"/>
    </style:style>
    <style:style style:name="P9" style:family="paragraph">
      <style:paragraph-properties fo:text-align="center"/>
    </style:style>
    <style:style style:name="T1" style:family="text">
      <style:text-properties officeooo:rsid="00011a11"/>
    </style:style>
    <style:style style:name="T2" style:family="text">
      <style:text-properties style:font-name="Courier 10 Pitch" fo:font-size="10pt" officeooo:rsid="00011a11" style:font-size-asian="10pt" style:font-size-complex="10pt"/>
    </style:style>
    <style:style style:name="T3" style:family="text">
      <style:text-properties fo:color="#ff3300"/>
    </style:style>
    <style:style style:name="T4" style:family="text">
      <style:text-properties fo:color="#ff3300" officeooo:rsid="00028387"/>
    </style:style>
    <style:style style:name="T5" style:family="text">
      <style:text-properties fo:color="#ff3300" officeooo:rsid="00011a11"/>
    </style:style>
    <style:style style:name="T6" style:family="text">
      <style:text-properties officeooo:rsid="00035902"/>
    </style:style>
    <style:style style:name="T7" style:family="text">
      <style:text-properties officeooo:rsid="00037a64"/>
    </style:style>
    <style:style style:name="T8" style:family="text">
      <style:text-properties officeooo:rsid="00041e3e"/>
    </style:style>
    <style:style style:name="T9" style:family="text">
      <style:text-properties officeooo:rsid="000514ac"/>
    </style:style>
    <style:style style:name="T10" style:family="text">
      <style:text-properties officeooo:rsid="000719de"/>
    </style:style>
    <style:style style:name="T11" style:family="text">
      <style:text-properties officeooo:rsid="000765d9"/>
    </style:style>
    <style:style style:name="T12" style:family="text">
      <style:text-properties officeooo:rsid="000a6b2c"/>
    </style:style>
    <style:style style:name="T13" style:family="text">
      <style:text-properties officeooo:rsid="000c27d8"/>
    </style:style>
    <style:style style:name="T14" style:family="text">
      <style:text-properties officeooo:rsid="000d89b5"/>
    </style:style>
    <style:style style:name="T15" style:family="text">
      <style:text-properties fo:color="#cc0000" style:font-name="Courier 10 Pitch" fo:font-size="12pt"/>
    </style:style>
    <style:style style:name="gr1" style:family="graphic">
      <style:graphic-properties draw:stroke="none" svg:stroke-color="#000000" draw:fill="none" draw:fill-color="#ff0000" fo:min-height="0.8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2c001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0000" fo:min-height="0.39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4">c</text:span><text:span text:style-name="T3">lass</text:span> Client<text:span text:style-name="T8">Repository</text:span> {</text:p>
      <text:p text:style-name="P5"><text:s/><text:span text:style-name="T1"><text:s/></text:span><text:span text:style-name="T5">private</text:span><text:span text:style-name="T1"> ClientDAO clientDAO;</text:span></text:p>
      <text:p text:style-name="P6"><text:span text:style-name="T5"><text:s text:c="2"/>private</text:span><text:span text:style-name="T1"> ClientCache clientCache;</text:span></text:p>
      <text:p text:style-name="P2"><text:s text:c="2"/>Client<text:span text:style-name="T8">Repository</text:span>(ClientDAO clientDAO, <text:span text:style-name="T13">ClientCache clientCache</text:span>) {</text:p>
      <text:p text:style-name="P1"><draw:frame text:anchor-type="paragraph" draw:z-index="3" draw:name="Shape2" draw:style-name="gr3" draw:text-style-name="P8" svg:width="1.6476in" svg:height="0.3906in" svg:x="3.6098in" svg:y="0.1835in"><draw:text-box><text:p text:style-name="P7">Base definition</text:p></draw:text-box></draw:frame> <text:s text:c="3"/>clientDAO = clientDAO; <text:span text:style-name="T13">clientCache; clientCache;</text:span></text:p>
      <text:p text:style-name="P1"><draw:line text:anchor-type="paragraph" draw:z-index="4" draw:name="Shape1" draw:style-name="gr2" draw:text-style-name="P9" svg:x1="3.4661in" svg:y1="0.1091in" svg:x2="2.1709in" svg:y2="0.4429in"><text:p/></draw:line> <text:s/>}</text:p>
      <text:p text:style-name="P1"/>
      <text:p text:style-name="P1"><text:s text:c="2"/>Client get(int id) {</text:p>
      <text:p text:style-name="P1"><text:s text:c="4"/><text:span text:style-name="T14">if (clientCache.get(id) == null) </text:span></text:p>
      <text:p text:style-name="P4"><text:s text:c="7"/><text:span text:style-name="T14">clientCache.put(</text:span>clientDAO.retrieveClient(id)<text:span text:style-name="T14">);</text:span></text:p>
      <text:p text:style-name="P4"><text:s text:c="4"/><text:span text:style-name="T8">return clientCache.get(id)</text:span>;</text:p>
      <text:p text:style-name="P1"><text:s text:c="2"/>}</text:p>
      <text:p text:style-name="P1"/>
      <text:p text:style-name="P1"><text:s text:c="2"/><text:span text:style-name="T3">layer</text:span> <text:span text:style-name="T12">a</text:span>ccount<text:span text:style-name="T12">Layer</text:span> {</text:p>
      <text:p text:style-name="P1"><text:s text:c="4"/>Client get(int id) {</text:p>
      <text:p text:style-name="P3"><draw:line text:anchor-type="paragraph" draw:z-index="1" draw:name="Shape1" draw:style-name="gr2" draw:text-style-name="P9" svg:x1="4.2146in" svg:y1="1.0283in" svg:x2="2.1638in" svg:y2="0.0256in"><text:p/></draw:line> <text:s text:c="5"/><text:span text:style-name="T9">Client client = </text:span></text:p>
      <text:p text:style-name="P3"><text:span text:style-name="T9"><text:s text:c="8"/></text:span>proceed(id).setAccount(clientDAO.retrieveAccount(id));</text:p>
      <text:p text:style-name="P3"><text:s text:c="6"/><text:span text:style-name="T14">clientCache.update(client);</text:span></text:p>
      <text:p text:style-name="P3"><text:s text:c="6"/><text:span text:style-name="T9">return client;</text:span></text:p>
      <text:p text:style-name="P1"><draw:frame text:anchor-type="paragraph" draw:z-index="0" draw:name="Shape2" draw:style-name="gr1" draw:text-style-name="P8" svg:width="3.0862in" svg:height="0.8969in" svg:x="4.3453in" svg:y="0.0661in"><draw:text-box><text:p text:style-name="P7"><text:span text:style-name="T15">Partial definitions that result in behavioural variations by using multiple layers</text:span></text:p></draw:text-box></draw:frame> <text:s text:c="3"/>}</text:p>
      <text:p text:style-name="P1"><text:s text:c="2"/>}</text:p>
      <text:p text:style-name="P1"><draw:line text:anchor-type="paragraph" draw:z-index="2" draw:name="Shape1" draw:style-name="gr2" draw:text-style-name="P9" svg:x1="4.2146in" svg:y1="0.0283in" svg:x2="2.4374in" svg:y2="0.4591in"><text:p/></draw:line></text:p>
      <text:p text:style-name="P1"><text:s text:c="2"/><text:span text:style-name="T3">layer</text:span> <text:span text:style-name="T12">contactLayer {</text:span></text:p>
      <text:p text:style-name="P1"><text:s text:c="4"/><text:span text:style-name="T6">Client get(int id) {</text:span></text:p>
      <text:p text:style-name="P3"><text:span text:style-name="T9"><text:s text:c="6"/>Client client = p</text:span>roceed(id).set<text:span text:style-name="T7">Contact</text:span>(clientDAO.retrieve<text:span text:style-name="T11">Contact</text:span>(id));</text:p>
      <text:p text:style-name="P4"><text:s text:c="6"/><text:span text:style-name="T14">clientCache.update(client);</text:span></text:p>
      <text:p text:style-name="P4"><text:s text:c="6"/><text:span text:style-name="T9">return client;</text:span></text:p>
      <text:p text:style-name="P2"><text:s text:c="4"/>}</text:p>
      <text:p text:style-name="P2"><text:s text:c="2"/>}</text:p>
      <text:p text:style-name="P1"><text:span text:style-name="T10">}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3T17:36:42.011508635</dc:date>
    <meta:editing-duration>PT1H58M2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65" meta:character-count="732" meta:non-whitespace-character-count="591"/>
  </office:meta>
</office:document-meta>
</file>